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1_21-02-4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2_00-35-37_000.jpg</text:p>
          </table:table-cell>
          <table:table-cell table:style-name="ce20" office:value-type="string">
            <text:p><text:s/>:m 記録 / 身体 / 全身像 / 顔 / 様子 / time=夜中；occasion=楽器演奏したあと（尺八） </text:p>
          </table:table-cell>
          <table:table-cell table:style-name="ce20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 :m 記録 / 身体 / 全身像 / 顔 / 様子 / time=夜中；occasion=楽器演奏したあと（尺八） ">
            <text:p><text:s/>:m 記録 / 身体 / 全身像 / 顔 / 様子 / time=夜中；occasion=楽器演奏したあと（尺八）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2_03-49-09_000.jpg</text:p>
          </table:table-cell>
          <table:table-cell table:style-name="ce19" office:value-type="string">
            <text:p>:m :PHOTO 寝た時刻 / 2021 / オナニー、了、duration=2.5時間ぐらい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 / オナニー、了、duration=2.5時間ぐらい,other=~">
            <text:p>:m :PHOTO 寝た時刻 / 2021 / オナニー、了、duration=2.5時間ぐらい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2_08-11-37_000.jpg</text:p>
          </table:table-cell>
          <table:table-cell table:style-name="ce19" office:value-type="string">
            <text:p>:m :PHOTO 起き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2_08-11-52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2_11-33-53_000.jpg</text:p>
          </table:table-cell>
          <table:table-cell table:style-name="ce20" office:value-type="string">
            <text:p><text:s/>:m 記録 / 身体 / 全身像 / 顔 / 様子 / time=昼；occasion=楽器演奏したあと（尺八） 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記録 / 身体 / 全身像 / 顔 / 様子 / time=昼；occasion=楽器演奏したあと（尺八） ">
            <text:p><text:s/>:m 記録 / 身体 / 全身像 / 顔 / 様子 / time=昼；occasion=楽器演奏したあと（尺八）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2_12-18-47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2_15-23-52_000.jpg</text:p>
          </table:table-cell>
          <table:table-cell table:style-name="ce19" office:value-type="string">
            <text:p>:m RES 1*2 / free# JVEMV6 76#_51:1 / 76. physics / w=~,topics=ルベーグ積分,other=q+,s=~,i=~,doc=r-2-7~2#7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76#_51:1 / 76. physics / w=~,topics=ルベーグ積分,other=q+,s=~,i=~,doc=r-2-7~2#7">
            <text:p>:m RES 1*2 / free# JVEMV6 76#_51:1 / 76. physics / w=~,topics=ルベーグ積分,other=q+,s=~,i=~,doc=r-2-7~2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2_15-24-13_000.jpg</text:p>
          </table:table-cell>
          <table:table-cell table:style-name="ce19" office:value-type="string">
            <text:p>:m RES 2*2 / free# JVEMV6 76#_51:1 / 76. physics / w=~,topics=ルベーグ積分,other=~,s=~,i=~,doc=r-2-7~2#7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76#_51:1 / 76. physics / w=~,topics=ルベーグ積分,other=~,s=~,i=~,doc=r-2-7~2#7">
            <text:p>:m RES 2*2 / free# JVEMV6 76#_51:1 / 76. physics / w=~,topics=ルベーグ積分,other=~,s=~,i=~,doc=r-2-7~2#7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 office:value-type="string">
            <text:p>2021-12-12_15-55-06_000.jpg</text:p>
          </table:table-cell>
          <table:table-cell table:style-name="ce19" office:value-type="string">
            <text:p><text:s/>:PHOTO 記録 / 経過記録；作ったもの / food=焼酎漬け / material=ニンニク：２玉；liquor=麦焼酎：??ml,time=~,container=silver-cap-large / type=~,other=~,id=2021-12-12_15-55-06_000.jpg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 :PHOTO 記録 / 経過記録；作ったもの / food=焼酎漬け / material=ニンニク：２玉；liquor=麦焼酎：??ml,time=~,container=silver-cap-large / type=~,other=~,id=2021-12-12_15-55-06_000.jpg">
            <text:p><text:s/>:PHOTO 記録 / 経過記録；作ったもの / food=焼酎漬け / material=ニンニク：２玉；liquor=麦焼酎：??ml,time=~,container=silver-cap-large / type=~,other=~,id=2021-12-12_15-55-06_000.jpg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 office:value-type="string">
            <text:p>2021-12-12_16-35-37_000.jpg</text:p>
          </table:table-cell>
          <table:table-cell table:style-name="ce20" office:value-type="string">
            <text:p><text:s/>:m 記録 / 身体 / 全身像 / 顔 / 様子 / time=昼；occasion=楽器演奏したあと（篠笛） 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記録 / 身体 / 全身像 / 顔 / 様子 / time=昼；occasion=楽器演奏したあと（篠笛） ">
            <text:p><text:s/>:m 記録 / 身体 / 全身像 / 顔 / 様子 / time=昼；occasion=楽器演奏したあと（篠笛）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12_16-39-14_000.jpg</text:p>
          </table:table-cell>
          <table:table-cell table:style-name="ce19" office:value-type="string">
            <text:p>:m :篠笛,shinobue #*# / session-memo / s.1:tech,for=trill-idea,Re+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:篠笛,shinobue #*# / session-memo / s.1:tech,for=trill-idea,Re+">
            <text:p>:m :篠笛,shinobue #*# / session-memo / s.1:tech,for=trill-idea,Re+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5" office:value-type="string">
            <text:p>2021-12-12_18-07-32_000.jpg</text:p>
          </table:table-cell>
          <table:table-cell table:style-name="ce19" office:value-type="string">
            <text:p><text:s/>:m #*# RES / JVEMV6 64#140-3 / 『---』 著者=~,校注=~ / p.~ / w=武家諸法度~古の法也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 :m #*# RES / JVEMV6 64#140-3 / 『---』 著者=~,校注=~ / p.~ / w=武家諸法度~古の法也">
            <text:p><text:s/>:m #*# RES / JVEMV6 64#140-3 / 『---』 著者=~,校注=~ / p.~ / w=武家諸法度~古の法也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5" office:value-type="string">
            <text:p>2021-12-12_19-05-20_000.jpg</text:p>
          </table:table-cell>
          <table:table-cell table:style-name="ce19" office:value-type="string">
            <text:p>:m :篠笛,shinobue #*# / session-memo / s.1:todays-melody,genr=~,for=~,key=h-4h,tempo=~,R=~,i.f.=~,notes=3`-2h`-6h-5h-2h,ReX,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:篠笛,shinobue #*# / session-memo / s.1:todays-melody,genr=~,for=~,key=h-4h,tempo=~,R=~,i.f.=~,notes=3`-2h`-6h-5h-2h,ReX,other=~">
            <text:p>:m :篠笛,shinobue #*# / session-memo / s.1:todays-melody,genr=~,for=~,key=h-4h,tempo=~,R=~,i.f.=~,notes=3`-2h`-6h-5h-2h,ReX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2_00-22-39_000.mp4</text:p>
          </table:table-cell>
          <table:table-cell table:style-name="ce19" office:value-type="string">
            <text:p>###:VIDEO / @自室 / 記録 / jap.flute-bamboo / 演奏、play / R=1 / genr=todays-melody,Re+,R=1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###:VIDEO / @自室 / 記録 / jap.flute-bamboo / 演奏、play / R=1 / genr=todays-melody,Re+,R=1">
            <text:p>###:VIDEO / @自室 / 記録 / jap.flute-bamboo / 演奏、play / R=1 / genr=todays-melody,Re+,R=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2_11-18-50_000.mp4</text:p>
          </table:table-cell>
          <table:table-cell table:style-name="ce19" office:value-type="string">
            <text:p>###:VIDEO / @自室 / 記録 / jap.flute-bamboo / 演奏、play / R=1 / genr=todays-melody,Re+,R=1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###:VIDEO / @自室 / 記録 / jap.flute-bamboo / 演奏、play / R=1 / genr=todays-melody,Re+,R=1">
            <text:p>###:VIDEO / @自室 / 記録 / jap.flute-bamboo / 演奏、play / R=1 / genr=todays-melody,Re+,R=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 office:value-type="string">
            <text:p>2021-12-12_16-09-04_000.mp4</text:p>
          </table:table-cell>
          <table:table-cell table:style-name="ce12" office:value-type="string">
            <text:p>:VIDEO / @自室 / 記録 / jap.flute / 演奏、play / R=1 / todays-melody,notes=,Re+,other=file-id:2021-12-12_16-09-04_000.mp4;use-tech:trill,memo=section-1</text:p>
          </table:table-cell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string" office:string-value=":VIDEO / @自室 / 記録 / jap.flute / 演奏、play / R=1 / todays-melody,notes=,Re+,other=file-id:2021-12-12_16-09-04_000.mp4;use-tech:trill,memo=section-1">
            <text:p>:VIDEO / @自室 / 記録 / jap.flute / 演奏、play / R=1 / todays-melody,notes=,Re+,other=file-id:2021-12-12_16-09-04_000.mp4;use-tech:trill,memo=section-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2021-12-12_16-29-56_000.mp4</text:p>
          </table:table-cell>
          <table:table-cell table:style-name="ce19" office:value-type="string">
            <text:p>:VIDEO / @自室 / 記録 / jap.flute / 演奏、play / R=2 / todays-melody,notes=,Re+,other=file-id:2021-12-12_16-29-56_000.mp4;use-tech:dai-kan,memo=~</text:p>
          </table:table-cell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string" office:string-value=":VIDEO / @自室 / 記録 / jap.flute / 演奏、play / R=2 / todays-melody,notes=,Re+,other=file-id:2021-12-12_16-29-56_000.mp4;use-tech:dai-kan,memo=~">
            <text:p>:VIDEO / @自室 / 記録 / jap.flute / 演奏、play / R=2 / todays-melody,notes=,Re+,other=file-id:2021-12-12_16-29-56_000.mp4;use-tech:dai-kan,memo=~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string">
            <text:p>2021-12-12_16-33-19_000.mp4</text:p>
          </table:table-cell>
          <table:table-cell table:style-name="ce12" office:value-type="string">
            <text:p>:VIDEO / @自室 / 記録 / jap.flute / 演奏、play / R=3 / todays-melody,notes=,Re+,other=file-id:2021-12-12_16-33-19_000.mp4</text:p>
          </table:table-cell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string" office:string-value=":VIDEO / @自室 / 記録 / jap.flute / 演奏、play / R=3 / todays-melody,notes=,Re+,other=file-id:2021-12-12_16-33-19_000.mp4">
            <text:p>:VIDEO / @自室 / 記録 / jap.flute / 演奏、play / R=3 / todays-melody,notes=,Re+,other=file-id:2021-12-12_16-33-19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 office:value-type="string">
            <text:p>2021-12-12_18-52-04_000.mp4</text:p>
          </table:table-cell>
          <table:table-cell table:style-name="ce19" office:value-type="string">
            <text:p>:VIDEO / @自室 / 記録 / jap.flute / 演奏、play / R=4 / todays-melody,notes=,Re+,other=file-id:2021-12-12_18-52-04_000.mp4</text:p>
          </table:table-cell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string" office:string-value=":VIDEO / @自室 / 記録 / jap.flute / 演奏、play / R=4 / todays-melody,notes=,Re+,other=file-id:2021-12-12_18-52-04_000.mp4">
            <text:p>:VIDEO / @自室 / 記録 / jap.flute / 演奏、play / R=4 / todays-melody,notes=,Re+,other=file-id:2021-12-12_18-52-04_000.mp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2021/12/12</text:date>, <text:time>22:57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2T22:57:30.21</dc:date>
    <dc:creator>iwabuchi ken</dc:creator>
    <meta:editing-duration>P40DT20H37M54S</meta:editing-duration>
    <meta:editing-cycles>13995</meta:editing-cycles>
    <meta:document-statistic meta:table-count="1" meta:cell-count="470" meta:object-count="0"/>
    <meta:user-defined meta:name="qrichtext">1</meta:user-defined>
  </office:meta>
</office:document-meta>
</file>